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Heading_20_1">
      <style:text-properties fo:font-size="14pt" fo:font-weight="bold" style:font-size-asian="14pt" style:font-weight-asian="bold" style:font-size-complex="14pt" style:font-weight-complex="bold"/>
    </style:style>
    <style:style style:name="P2" style:family="paragraph" style:parent-style-name="Heading_20_1">
      <style:paragraph-properties fo:text-align="center" style:justify-single-word="false"/>
    </style:style>
    <style:style style:name="P3" style:family="paragraph" style:parent-style-name="Heading_20_1">
      <style:text-properties fo:font-size="16pt" fo:font-weight="bold" officeooo:paragraph-rsid="0016207d" style:font-size-asian="16pt" style:font-weight-asian="bold" style:font-size-complex="16pt" style:font-weight-complex="bold"/>
    </style:style>
    <style:style style:name="P4" style:family="paragraph" style:parent-style-name="Heading_20_1">
      <style:paragraph-properties fo:text-align="start" style:justify-single-word="false"/>
      <style:text-properties fo:font-size="16pt" fo:font-weight="bold" officeooo:paragraph-rsid="0016207d" style:font-size-asian="16pt" style:font-weight-asian="bold" style:font-size-complex="16pt" style:font-weight-complex="bold"/>
    </style:style>
    <style:style style:name="P5" style:family="paragraph" style:parent-style-name="Standard">
      <style:text-properties fo:font-size="16pt" fo:font-weight="bold" officeooo:paragraph-rsid="0016207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weight="bold" officeooo:paragraph-rsid="0016207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text-properties fo:font-size="14pt" style:font-size-asian="14pt" style:font-size-complex="14pt"/>
    </style:style>
    <style:style style:name="P9" style:family="paragraph" style:parent-style-name="Text_20_body">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db74"/>
    </style:style>
    <style:style style:name="T3" style:family="text">
      <style:text-properties style:text-underline-style="solid" style:text-underline-width="auto" style:text-underline-color="font-color" officeooo:rsid="0012f877"/>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1db74" style:font-weight-asian="bold" style:font-weight-complex="bold"/>
    </style:style>
    <style:style style:name="T6" style:family="text">
      <style:text-properties style:text-underline-style="solid" style:text-underline-width="auto" style:text-underline-color="font-color" fo:font-weight="bold" officeooo:rsid="0012f877" style:font-weight-asian="bold" style:font-weight-complex="bold"/>
    </style:style>
    <style:style style:name="T7" style:family="text">
      <style:text-properties fo:font-size="16pt" style:font-size-asian="16pt" style:font-size-complex="16pt"/>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officeooo:rsid="0011db74" style:font-size-asian="16pt" style:font-weight-asian="bold" style:font-size-complex="16pt" style:font-weight-complex="bold"/>
    </style:style>
    <style:style style:name="T10" style:family="text">
      <style:text-properties fo:font-size="16pt" style:text-underline-style="solid" style:text-underline-width="auto" style:text-underline-color="font-color" fo:font-weight="bold" officeooo:rsid="0012f877" style:font-size-asian="16pt" style:font-weight-asian="bold" style:font-size-complex="16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officeooo:rsid="0012f877"/>
    </style:style>
    <style:style style:name="T13" style:family="text">
      <style:text-properties fo:font-size="14pt" style:font-size-asian="14pt" style:font-size-complex="14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number_and_name1"/><text:span text:style-name="T1">Presidential Primary Ballot</text:span>.<text:bookmark text:name="collection_name"/><text:line-break/><text:span text:style-name="T8">Texas Election Code</text:span><text:span text:style-name="T11">, </text:span><text:span text:style-name="T9">Title 11, </text:span><text:bookmark text:name="number_and_name"/><text:span text:style-name="T8">Sec</text:span><text:span text:style-name="T9">tion</text:span><text:span text:style-name="T8"> 191.00</text:span><text:span text:style-name="T10">4</text:span><text:span text:style-name="T11">. </text:span></text:h>
      <text:p text:style-name="P6">https://texas.public.law/statutes/tex._election_code_section_191.00<text:span text:style-name="T12">4</text:span></text:p>
      <text:p text:style-name="P7"/>
      <text:p text:style-name="P5">(a)<text:tab/><text:span text:style-name="T1">A single ballot shall be used</text:span> <text:span text:style-name="T1">for the presidential primary election</text:span> <text:span text:style-name="T1">and general primary election</text:span>. The secretary of state shall prescribe the form of the ballot, which must accommodate the regular form for the general primary election to the extent practicable. <text:line-break/></text:p>
      <text:h text:style-name="P3" text:outline-level="1">(b)<text:tab/>The names of the presidential candidates shall be printed as <text:span text:style-name="T1">the first race</text:span> on the ballot <text:span text:style-name="T1">under the heading</text:span> “<text:span text:style-name="T1">Preference For Presidential Nominee</text:span>” followed by the instruction, “<text:span text:style-name="T1">You may vote for one presidential candidate</text:span> whose name appears on the ballot by making a mark in the shape beside the candidate’s name.” If party rules provide for voting for an uncommitted status, the instruction shall read, “You may vote for one presidential candidate whose name appears on the ballot by making a mark in the shape beside the candidate’s name or <text:span text:style-name="T1">you may vote as uncommitted</text:span> by making a mark in the shape beside ’Uncommitted.’ Make only one choice.” The instruction shall be changed as appropriate to accommodate the form of a voting system ballot. </text:h>
      <text:h text:style-name="P4" text:outline-level="1"><text:line-break/>(c) <text:tab/>A drawing to determine the order in which <text:span text:style-name="T1">the presidential candidates’ names are printed on the ballot in the county</text:span> shall be conducted in conjunction with the regular drawing for position on the general primary election ballot. “Uncommitted” shall be printed on the ballot following the candidates’ names, if applicabl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Stewart</meta:initial-creator>
    <meta:creation-date>2021-12-20T03:38:59.052390627</meta:creation-date>
    <dc:date>2021-12-22T23:48:51.624236495</dc:date>
    <dc:creator>Charles Stewart</dc:creator>
    <meta:editing-duration>PT15M30S</meta:editing-duration>
    <meta:editing-cycles>3</meta:editing-cycles>
    <meta:generator>LibreOffice/7.2.4.1$Linux_X86_64 LibreOffice_project/27d75539669ac387bb498e35313b970b7fe9c4f9</meta:generator>
    <meta:printed-by>Charles Stewart</meta:printed-by>
    <meta:print-date>2021-12-22T21:51:34.399214571</meta:print-date>
    <meta:document-statistic meta:table-count="0" meta:image-count="0" meta:object-count="0" meta:page-count="1" meta:paragraph-count="5" meta:word-count="229" meta:character-count="1485" meta:non-whitespace-character-count="1255"/>
  </office:meta>
</office:document-meta>
</file>